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DD000000BFAF80C94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Titelfolie-title">
      <style:graphic-properties fo:min-height="2.327cm"/>
    </style:style>
    <style:style style:name="pr2" style:family="presentation" style:parent-style-name="Titelfolie-outline1">
      <style:graphic-properties fo:min-height="5.019cm"/>
    </style:style>
    <style:style style:name="pr3" style:family="presentation" style:parent-style-name="Titelfolie-notes">
      <style:graphic-properties draw:fill-color="#ffffff" fo:min-height="13.364cm"/>
    </style:style>
    <style:style style:name="pr4" style:family="presentation" style:parent-style-name="Titelfolie-outline1">
      <style:graphic-properties fo:min-height="10.799cm"/>
    </style:style>
    <style:style style:name="P1" style:family="paragraph">
      <style:text-properties fo:font-size="20pt"/>
    </style:style>
    <style:style style:name="P2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size="16pt" fo:font-style="normal" style:font-size-asian="16pt" style:font-style-asian="normal" style:font-size-complex="16pt" style:font-style-complex="normal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8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9" style:family="text">
      <style:text-properties fo:font-size="20pt" fo:font-weight="normal" style:font-size-asian="20pt" style:font-weight-asian="normal" style:font-size-complex="20pt" style:font-weight-complex="normal"/>
    </style:style>
    <style:style style:name="T10" style:family="text">
      <style:text-properties fo:font-size="20pt" fo:font-style="italic" style:text-underline-style="solid" style:text-underline-width="auto" style:text-underline-color="font-color" fo:font-weight="normal" style:font-size-asian="20pt" style:font-style-asian="italic" style:font-weight-asian="normal" style:font-size-complex="20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14">
        <office:forms form:automatic-focus="false" form:apply-design-mode="false"/>
        <draw:frame presentation:style-name="pr1" draw:layer="layout" svg:width="18.449cm" svg:height="2.327cm" svg:x="0.997cm" svg:y="1.358cm" presentation:class="title" presentation:user-transformed="true">
          <draw:text-box>
            <text:p>Übung 2<text:line-break/>Aufgabe 1: Informationen</text:p>
          </draw:text-box>
        </draw:frame>
        <draw:frame presentation:style-name="pr2" draw:layer="layout" svg:width="22.351cm" svg:height="11.943cm" svg:x="1.2cm" svg:y="5cm" presentation:class="outline" presentation:user-transformed="true">
          <draw:text-box>
            <text:list text:style-name="L2">
              <text:list-item>
                <text:p>Immer mehr Suchergebnisse durch zunehmende Digitalisierung</text:p>
                <text:list>
                  <text:list-item>
                    <text:p>Mehr Suchergebnisse je bekannter/beliebter ein Suchbegriff</text:p>
                  </text:list-item>
                </text:list>
              </text:list-item>
              <text:list-item>
                <text:p>Bei Recherche von einem Satz sind viele Ergebnisse nutzlos, da sie sich nur auf einen Begriff (aktuell / oft gesucht) innerhalb des Satzes beziehen</text:p>
              </text:list-item>
              <text:list-item>
                <text:p>Öfters die gleiche Seite unter den Ergebnissen (z.B. verschiedene Artikel, von unterschiedlichen Tagen, einer Zeitung über den <text:s/>selben Begriff)</text:p>
              </text:list-item>
              <text:list-item>
                <text:p>Meist Shopping-Seiten oder Werbeseiten unter den ersten Ergebnissen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folie" presentation:presentation-page-layout-name="AL2T1">
        <office:forms form:automatic-focus="false" form:apply-design-mode="false"/>
        <draw:frame presentation:style-name="pr1" draw:layer="layout" svg:width="18.449cm" svg:height="2.327cm" svg:x="0.997cm" svg:y="1cm" presentation:class="title" presentation:user-transformed="true">
          <draw:text-box>
            <text:p>Übung 2<text:line-break/>Aufgabe 4: Menschliches Auge</text:p>
          </draw:text-box>
        </draw:frame>
        <draw:frame presentation:style-name="pr4" draw:layer="layout" svg:width="22.351cm" svg:height="11.049cm" svg:x="1.4cm" svg:y="6.551cm" presentation:class="outline" presentation:user-transformed="true">
          <draw:text-box>
            <text:list text:style-name="L2">
              <text:list-item>
                <text:p>Sehzellen bestehen hauptsächlich aus den Zapfen<text:span text:style-name="T1"> (cones)</text:span>, die für die<text:span text:style-name="T2"> Farbwahrnehmung verantwortlich sind.</text:span></text:p>
              </text:list-item>
              <text:list-item>
                <text:p><text:span text:style-name="T2">Ca. 160.000 Zapfen pro mm²</text:span><text:span text:style-name="T1"> </text:span></text:p>
              </text:list-item>
              <text:list-item>
                <text:p><text:span text:style-name="T2">3 Typen von Zapfen:</text:span></text:p>
                <text:list>
                  <text:list-item>
                    <text:p><text:span text:style-name="T3">48%</text:span><text:span text:style-name="T4"> M-Rezeptoren (grün)</text:span></text:p>
                  </text:list-item>
                  <text:list-item>
                    <text:p><text:span text:style-name="T3">42%</text:span><text:span text:style-name="T4"> L-Rezeptoren (rot) <text:s text:c="12"/></text:span><text:span text:style-name="T4"><text:tab/></text:span><text:span text:style-name="T4"><text:tab/></text:span></text:p>
                  </text:list-item>
                  <text:list-item>
                    <text:p><text:span text:style-name="T3">10%</text:span><text:span text:style-name="T5"> </text:span><text:span text:style-name="T4">S-Rezeptoren (blau)</text:span></text:p>
                  </text:list-item>
                </text:list>
              </text:list-item>
              <text:list-item>
                <text:p><text:span text:style-name="T2">Keine hohe Lichtempfindlichkeit, daher Farbsehen im Dunkeln kaum möglich</text:span></text:p>
              </text:list-item>
            </text:list>
          </draw:text-box>
        </draw:frame>
        <draw:frame draw:style-name="gr2" draw:text-style-name="P2" draw:layer="layout" svg:width="23cm" svg:height="2.661cm" svg:x="0.8cm" svg:y="3.556cm">
          <draw:text-box>
            <text:list text:style-name="L3">
              <text:list-header>
                <text:p><text:span text:style-name="T6">Sehgrube</text:span><text:span text:style-name="T7"> </text:span><text:span text:style-name="T8">(Fovea centralis)</text:span><text:span text:style-name="T9">: Kleine Einsenkung </text:span></text:p>
                <text:p><text:span text:style-name="T9"><text:s/></text:span><text:span text:style-name="T9"><text:tab/></text:span><text:span text:style-name="T9"><text:tab/></text:span><text:span text:style-name="T9">(ca. 1,5mm Durchmesser) im </text:span><text:span text:style-name="T6">Gelben Fleck</text:span><text:span text:style-name="T9"> </text:span><text:span text:style-name="T10">(macula lutea)</text:span><text:span text:style-name="T9"> </text:span></text:p>
                <text:p><text:span text:style-name="T9"><text:s text:c="2"/></text:span><text:span text:style-name="T9"><text:tab/></text:span><text:span text:style-name="T9"> </text:span><text:span text:style-name="T9"><text:tab/></text:span><text:span text:style-name="T9">mit der größten Sehzellendichte (mit der höchsten Auflösung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30%" fo:text-align="start" style:punctuation-wrap="hanging"/>
      <style:text-properties fo:color="#000000" style:text-outline="false" style:text-line-through-style="none" fo:font-family="Arial" fo:font-size="20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de" style:country-asian="DE" style:font-style-asian="normal" style:font-weight-asian="normal" style:font-family-complex="Tahoma" style:font-family-generic-complex="swiss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cm" fo:margin-bottom="0.4cm" fo:line-height="130%" fo:text-align="start" style:punctuation-wrap="hanging"/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family-complex="Tahoma" style:font-family-generic-complex="swiss" style:font-pitch-complex="variable" style:font-size-complex="18pt" style:font-style-complex="normal" style:font-weight-complex="normal"/>
    </style:style>
    <style:style style:name="Titelfolie-outline3" style:family="presentation" style:parent-style-name="Titelfolie-outline2">
      <style:paragraph-properties fo:margin-top="0cm" fo:margin-bottom="0.3cm" fo:line-height="130%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family-complex="Tahoma" style:font-family-generic-complex="swiss" style:font-pitch-complex="variable" style:font-size-complex="16pt" style:font-style-complex="normal" style:font-weight-complex="normal"/>
    </style:style>
    <style:style style:name="Titelfolie-outline4" style:family="presentation" style:parent-style-name="Titelfolie-outline3">
      <style:paragraph-properties fo:margin-top="0cm" fo:margin-bottom="0.2cm" fo:line-height="130%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family-complex="Tahoma" style:font-family-generic-complex="swiss" style:font-pitch-complex="variable" style:font-size-complex="16pt" style:font-style-complex="normal" style:font-weight-complex="normal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Arial" fo:font-size="24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language-asian="de" style:country-asian="DE" style:font-style-asian="normal" style:font-weight-asian="normal" style:font-family-complex="Tahoma" style:font-family-generic-complex="swiss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none" draw:textarea-vertical-align="middle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.009cm" draw:stroke-linejoin="miter" draw:fill="solid" draw:fill-color="#9c1c26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3cm, 0cm, 0cm)" draw:image-opacity="100%" style:mirror="none"/>
    </style:style>
    <style:style style:name="Mgr6" style:family="graphic" style:parent-style-name="standard">
      <style:graphic-properties draw:stroke="solid" svg:stroke-width="0.02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26cm" draw:stroke-linejoin="miter" draw:fill="solid" draw:fill-color="#000000" draw:textarea-vertical-align="middle" draw:auto-grow-height="false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26cm" svg:stroke-color="#000000" draw:stroke-linejoin="miter" draw:fill="solid" draw:fill-color="#bbe0e3" draw:textarea-vertical-align="middle" draw:auto-grow-height="false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.026cm" draw:stroke-linejoin="miter" draw:fill="solid" draw:fill-color="#9c1c26" draw:textarea-vertical-align="middle" draw:auto-grow-height="false" fo:padding-top="0.125cm" fo:padding-bottom="0.125cm" fo:padding-left="0.25cm" fo:padding-right="0.25cm" fo:wrap-option="no-wrap"/>
    </style:style>
    <style:style style:name="Mpr1" style:family="presentation" style:parent-style-name="Titelfolie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MP6" style:family="paragraph">
      <style:paragraph-properties fo:margin-top="0cm" fo:margin-bottom="0cm" fo:line-height="100%" fo:text-align="center"/>
    </style:style>
    <style:style style:name="MP7" style:family="paragraph">
      <style:paragraph-properties fo:margin-top="0cm" fo:margin-bottom="0cm" fo:line-height="100%" fo:text-align="start" style:punctuation-wrap="hanging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Arial" fo:font-size="10pt" fo:letter-spacing="normal" fo:font-style="normal" style:text-underline-style="none" fo:font-weight="normal" style:font-size-asian="10pt" style:font-style-asian="normal" style:font-weight-asian="normal" style:font-family-complex="Tahoma" style:font-family-generic-complex="swiss" style:font-pitch-complex="variable" style:font-size-complex="10pt" style:font-style-complex="normal" style:font-weight-complex="normal"/>
    </style:style>
    <style:style style:name="MT3" style:family="text">
      <style:text-properties fo:color="#000000" style:text-line-through-style="none" fo:font-family="Arial" fo:letter-spacing="normal" fo:font-style="normal" style:text-underline-style="none" fo:font-weight="normal" style:font-style-asian="normal" style:font-weight-asian="normal" style:font-family-complex="Tahoma" style:font-family-generic-complex="swiss" style:font-pitch-complex="variable" style:font-style-complex="normal" style:font-weight-complex="normal"/>
    </style:style>
    <style:style style:name="MT4" style:family="text">
      <style:text-properties fo:color="#ffffff" style:text-line-through-style="none" fo:font-family="Arial" fo:font-size="24pt" fo:letter-spacing="normal" fo:font-style="normal" style:text-underline-style="none" fo:font-weight="bold" style:font-size-asian="24pt" style:font-style-asian="normal" style:font-weight-asian="bold" style:font-family-complex="Tahoma" style:font-family-generic-complex="swiss" style:font-pitch-complex="variable" style:font-size-complex="2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Titelfolie" style:page-layout-name="PM1" draw:style-name="Mdp1">
      <draw:custom-shape draw:name="Rectangle 13" draw:style-name="Mgr3" draw:text-style-name="MP3" draw:layer="backgroundobjects" drawooo:display="printer" svg:width="24.006cm" svg:height="3.002cm" svg:x="0.697cm" svg:y="1.0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3" draw:layer="backgroundobjects" drawooo:display="printer" svg:width="24.006cm" svg:height="0.4cm" svg:x="0.697cm" svg:y="0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4" draw:layer="backgroundobjects" drawooo:display="printer" svg:width="5.202cm" svg:height="2.199cm" svg:x="19.91cm" svg:y="1.424cm">
        <draw:image xlink:href="Pictures/10000201000001DD000000BFAF80C942.png" xlink:type="simple" xlink:show="embed" xlink:actuate="onLoad">
          <text:p/>
        </draw:image>
      </draw:frame>
      <draw:line draw:name="Line 14" draw:style-name="Mgr6" draw:text-style-name="MP3" draw:layer="backgroundobjects" drawooo:display="printer" svg:x1="0.696cm" svg:y1="4.026cm" svg:x2="24.698cm" svg:y2="4.026cm">
        <text:p/>
      </draw:line>
      <draw:custom-shape draw:name="Rectangle 16" draw:style-name="Mgr7" draw:text-style-name="MP3" draw:layer="backgroundobjects" drawooo:display="printer" svg:width="24.001cm" svg:height="0.039cm" svg:x="0.697cm" svg:y="1.0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5" draw:style-name="Mgr6" draw:text-style-name="MP3" draw:layer="backgroundobjects" drawooo:display="printer" svg:x1="0.701cm" svg:y1="17.66cm" svg:x2="24.703cm" svg:y2="17.66cm">
        <text:p/>
      </draw:line>
      <draw:custom-shape draw:name="Fußzeilenplatzhalter 3" draw:style-name="Mgr8" draw:text-style-name="MP3" draw:layer="backgroundobjects" drawooo:display="printer" svg:width="20.002cm" svg:height="0.643cm" svg:x="0.701cm" svg:y="18.027cm">
        <text:p text:style-name="MP5"><text:span text:style-name="MT2"><text:date style:data-style-name="D1" text:date-value="2014-05-08">08.05.14</text:date></text:span><text:span text:style-name="MT2"> <text:s/>| <text:s/>Fachbereich BBBBB <text:s/>| <text:s/>Institut AAAA <text:s/>| <text:s/>Prof. TTTTTT <text:s/>| <text:s/></text:span><text:span text:style-name="MT2"><text:page-number>&lt;Nummer&gt;</text:page-number></text:span></text:p>
        <text:p text:style-name="MP5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2" draw:style-name="Mgr9" draw:text-style-name="MP3" draw:layer="backgroundobjects" drawooo:display="printer" svg:width="2.998cm" svg:height="1.203cm" svg:x="21.705cm" svg:y="17.859cm">
        <text:p text:style-name="MP6"><text:span text:style-name="MT3">Sublog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" draw:style-name="Mgr10" draw:text-style-name="MP3" draw:layer="backgroundobjects" svg:width="24.006cm" svg:height="3.977cm" svg:x="0.697cm" svg:y="1.0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3" draw:layer="backgroundobjects" svg:width="24.006cm" svg:height="0.4cm" svg:x="0.697cm" svg:y="0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4" draw:layer="backgroundobjects" svg:width="5.202cm" svg:height="2.199cm" svg:x="19.923cm" svg:y="1.826cm">
        <draw:image xlink:href="Pictures/10000201000001DD000000BFAF80C942.png" xlink:type="simple" xlink:show="embed" xlink:actuate="onLoad">
          <text:p/>
        </draw:image>
      </draw:frame>
      <draw:line draw:name="Line 15" draw:style-name="Mgr6" draw:text-style-name="MP3" draw:layer="backgroundobjects" svg:x1="0.701cm" svg:y1="17.66cm" svg:x2="24.703cm" svg:y2="17.66cm">
        <text:p/>
      </draw:line>
      <draw:custom-shape draw:name="Rectangle 18" draw:style-name="Mgr7" draw:text-style-name="MP3" draw:layer="backgroundobjects" svg:width="24.001cm" svg:height="0.039cm" svg:x="0.697cm" svg:y="1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9" draw:style-name="Mgr7" draw:text-style-name="MP3" draw:layer="backgroundobjects" svg:width="24.001cm" svg:height="0.021cm" svg:x="0.697cm" svg:y="5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1" presentation:style-name="Mpr1" draw:text-style-name="MP3" draw:layer="backgroundobjects" svg:width="18.449cm" svg:height="2.327cm" svg:x="0.997cm" svg:y="1.358cm" presentation:class="title" presentation:user-transformed="true">
        <draw:text-box>
          <text:p text:style-name="MP7"><text:span text:style-name="MT4">Klicken Sie, um das Format des Titeltextes zu bearbeitenTitelmasterformat durch Klicken bearbeiten</text:span></text:p>
        </draw:text-box>
      </draw:frame>
      <draw:custom-shape draw:name="Fußzeilenplatzhalter 3" draw:style-name="Mgr8" draw:text-style-name="MP3" draw:layer="backgroundobjects" svg:width="20.002cm" svg:height="0.643cm" svg:x="0.701cm" svg:y="18.027cm">
        <text:p text:style-name="MP5"><text:span text:style-name="MT2"><text:date style:data-style-name="D1" text:date-value="2014-05-08">08.05.14</text:date></text:span><text:span text:style-name="MT2"> <text:s/>| <text:s/>HCS 2014 | Gruppe 122 <text:s/>| <text:s/></text:span><text:span text:style-name="MT2"><text:page-number>&lt;Nummer&gt;</text:page-number></text:span></text:p>
        <text:p text:style-name="MP5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elfolie-outline1" draw:layer="backgroundobjects" svg:width="22.351cm" svg:height="11.049cm" svg:x="1.27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4-05-08T10:54:55.53</dc:date>
    <meta:generator>OpenOffice/4.0.1$Win32 OpenOffice.org_project/401m5$Build-9714</meta:generator>
    <meta:editing-duration>PT3H17M52S</meta:editing-duration>
    <meta:editing-cycles>8</meta:editing-cycles>
    <meta:document-statistic meta:object-count="42"/>
  </office:meta>
</office:document-meta>
</file>